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6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MH2013-GA-pts</text:p>
          </table:table-cell>
          <table:table-cell table:number-columns-repeated="10"/>
        </table:table-row>
        <table:table-row table:style-name="ro2">
          <table:table-cell table:style-name="Default" office:value-type="string" calcext:value-type="string">
            <text:p>oxide wt%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H2013_G(A)_ol5_1</text:p>
          </table:table-cell>
          <table:table-cell office:value-type="float" office:value="48.3062" calcext:value-type="float">
            <text:p>48.3062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3254" calcext:value-type="float">
            <text:p>0.3254</text:p>
          </table:table-cell>
          <table:table-cell office:value-type="float" office:value="8.9842" calcext:value-type="float">
            <text:p>8.9842</text:p>
          </table:table-cell>
          <table:table-cell office:value-type="float" office:value="40.1943" calcext:value-type="float">
            <text:p>40.1943</text:p>
          </table:table-cell>
          <table:table-cell office:value-type="float" office:value="0.3628" calcext:value-type="float">
            <text:p>0.362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52" calcext:value-type="float">
            <text:p>0.0152</text:p>
          </table:table-cell>
          <table:table-cell office:value-type="float" office:value="98.4091" calcext:value-type="float">
            <text:p>98.409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H2013_G(A)_ol5_2</text:p>
          </table:table-cell>
          <table:table-cell office:value-type="float" office:value="48.3221" calcext:value-type="float">
            <text:p>48.3221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3344" calcext:value-type="float">
            <text:p>0.3344</text:p>
          </table:table-cell>
          <table:table-cell office:value-type="float" office:value="9.2255" calcext:value-type="float">
            <text:p>9.2255</text:p>
          </table:table-cell>
          <table:table-cell office:value-type="float" office:value="40.0689" calcext:value-type="float">
            <text:p>40.0689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067" calcext:value-type="float">
            <text:p>0.0067</text:p>
          </table:table-cell>
          <table:table-cell office:value-type="float" office:value="98.532" calcext:value-type="float">
            <text:p>98.5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H2013_G(A)_ol5_3</text:p>
          </table:table-cell>
          <table:table-cell office:value-type="float" office:value="48.4309" calcext:value-type="float">
            <text:p>48.4309</text:p>
          </table:table-cell>
          <table:table-cell office:value-type="float" office:value="0.156" calcext:value-type="float">
            <text:p>0.156</text:p>
          </table:table-cell>
          <table:table-cell office:value-type="float" office:value="0.3454" calcext:value-type="float">
            <text:p>0.3454</text:p>
          </table:table-cell>
          <table:table-cell office:value-type="float" office:value="9.1927" calcext:value-type="float">
            <text:p>9.1927</text:p>
          </table:table-cell>
          <table:table-cell office:value-type="float" office:value="39.9532" calcext:value-type="float">
            <text:p>39.9532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0807" calcext:value-type="float">
            <text:p>0.0807</text:p>
          </table:table-cell>
          <table:table-cell office:value-type="float" office:value="0" calcext:value-type="float">
            <text:p>0</text:p>
          </table:table-cell>
          <table:table-cell office:value-type="float" office:value="98.5273" calcext:value-type="float">
            <text:p>98.527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H2013_G(A)_ol6_1</text:p>
          </table:table-cell>
          <table:table-cell office:value-type="float" office:value="47.0183" calcext:value-type="float">
            <text:p>47.0183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3111" calcext:value-type="float">
            <text:p>0.3111</text:p>
          </table:table-cell>
          <table:table-cell office:value-type="float" office:value="10.5366" calcext:value-type="float">
            <text:p>10.5366</text:p>
          </table:table-cell>
          <table:table-cell office:value-type="float" office:value="39.4759" calcext:value-type="float">
            <text:p>39.4759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069" calcext:value-type="float">
            <text:p>0.0069</text:p>
          </table:table-cell>
          <table:table-cell office:value-type="float" office:value="97.9491" calcext:value-type="float">
            <text:p>97.949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H2013_G(A)_ol6_2</text:p>
          </table:table-cell>
          <table:table-cell office:value-type="float" office:value="47.1633" calcext:value-type="float">
            <text:p>47.1633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3206" calcext:value-type="float">
            <text:p>0.3206</text:p>
          </table:table-cell>
          <table:table-cell office:value-type="float" office:value="10.6716" calcext:value-type="float">
            <text:p>10.6716</text:p>
          </table:table-cell>
          <table:table-cell office:value-type="float" office:value="39.7431" calcext:value-type="float">
            <text:p>39.7431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091" calcext:value-type="float">
            <text:p>0.0091</text:p>
          </table:table-cell>
          <table:table-cell office:value-type="float" office:value="98.4794" calcext:value-type="float">
            <text:p>98.479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H2013_G(A)_ol6_3</text:p>
          </table:table-cell>
          <table:table-cell office:value-type="float" office:value="47.4014" calcext:value-type="float">
            <text:p>47.4014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3169" calcext:value-type="float">
            <text:p>0.3169</text:p>
          </table:table-cell>
          <table:table-cell office:value-type="float" office:value="10.8607" calcext:value-type="float">
            <text:p>10.8607</text:p>
          </table:table-cell>
          <table:table-cell office:value-type="float" office:value="39.6178" calcext:value-type="float">
            <text:p>39.6178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0614" calcext:value-type="float">
            <text:p>0.0614</text:p>
          </table:table-cell>
          <table:table-cell office:value-type="float" office:value="0" calcext:value-type="float">
            <text:p>0</text:p>
          </table:table-cell>
          <table:table-cell office:value-type="float" office:value="98.7886" calcext:value-type="float">
            <text:p>98.78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H2013_G(A)_ol7_1</text:p>
          </table:table-cell>
          <table:table-cell office:value-type="float" office:value="45.9968" calcext:value-type="float">
            <text:p>45.9968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2426" calcext:value-type="float">
            <text:p>0.2426</text:p>
          </table:table-cell>
          <table:table-cell office:value-type="float" office:value="12.3523" calcext:value-type="float">
            <text:p>12.3523</text:p>
          </table:table-cell>
          <table:table-cell office:value-type="float" office:value="39.1906" calcext:value-type="float">
            <text:p>39.1906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float" office:value="98.3729" calcext:value-type="float">
            <text:p>98.37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H2013_G(A)_ol7_2</text:p>
          </table:table-cell>
          <table:table-cell office:value-type="float" office:value="45.9956" calcext:value-type="float">
            <text:p>45.9956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2434" calcext:value-type="float">
            <text:p>0.2434</text:p>
          </table:table-cell>
          <table:table-cell office:value-type="float" office:value="12.2601" calcext:value-type="float">
            <text:p>12.2601</text:p>
          </table:table-cell>
          <table:table-cell office:value-type="float" office:value="39.1968" calcext:value-type="float">
            <text:p>39.1968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036" calcext:value-type="float">
            <text:p>0.0036</text:p>
          </table:table-cell>
          <table:table-cell office:value-type="float" office:value="98.2825" calcext:value-type="float">
            <text:p>98.28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H2013_G(A)_ol7_3</text:p>
          </table:table-cell>
          <table:table-cell office:value-type="float" office:value="45.9354" calcext:value-type="float">
            <text:p>45.9354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2343" calcext:value-type="float">
            <text:p>0.2343</text:p>
          </table:table-cell>
          <table:table-cell office:value-type="float" office:value="12.2988" calcext:value-type="float">
            <text:p>12.2988</text:p>
          </table:table-cell>
          <table:table-cell office:value-type="float" office:value="39.0671" calcext:value-type="float">
            <text:p>39.0671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094" calcext:value-type="float">
            <text:p>0.0094</text:p>
          </table:table-cell>
          <table:table-cell office:value-type="float" office:value="98.1421" calcext:value-type="float">
            <text:p>98.142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H2013_G(A)_ol8_1</text:p>
          </table:table-cell>
          <table:table-cell office:value-type="float" office:value="48.4003" calcext:value-type="float">
            <text:p>48.4003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3309" calcext:value-type="float">
            <text:p>0.3309</text:p>
          </table:table-cell>
          <table:table-cell office:value-type="float" office:value="9.1321" calcext:value-type="float">
            <text:p>9.1321</text:p>
          </table:table-cell>
          <table:table-cell office:value-type="float" office:value="39.652" calcext:value-type="float">
            <text:p>39.652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0769" calcext:value-type="float">
            <text:p>0.0769</text:p>
          </table:table-cell>
          <table:table-cell office:value-type="float" office:value="0" calcext:value-type="float">
            <text:p>0</text:p>
          </table:table-cell>
          <table:table-cell office:value-type="float" office:value="98.1102" calcext:value-type="float">
            <text:p>98.110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H2013_G(A)_ol8_2</text:p>
          </table:table-cell>
          <table:table-cell office:value-type="float" office:value="48.3986" calcext:value-type="float">
            <text:p>48.3986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3272" calcext:value-type="float">
            <text:p>0.3272</text:p>
          </table:table-cell>
          <table:table-cell office:value-type="float" office:value="9.0117" calcext:value-type="float">
            <text:p>9.0117</text:p>
          </table:table-cell>
          <table:table-cell office:value-type="float" office:value="39.7019" calcext:value-type="float">
            <text:p>39.7019</text:p>
          </table:table-cell>
          <table:table-cell office:value-type="float" office:value="0.3634" calcext:value-type="float">
            <text:p>0.3634</text:p>
          </table:table-cell>
          <table:table-cell office:value-type="float" office:value="0.0826" calcext:value-type="float">
            <text:p>0.0826</text:p>
          </table:table-cell>
          <table:table-cell office:value-type="float" office:value="0" calcext:value-type="float">
            <text:p>0</text:p>
          </table:table-cell>
          <table:table-cell office:value-type="float" office:value="98.0406" calcext:value-type="float">
            <text:p>98.040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H2013_G(A)_ol8_3</text:p>
          </table:table-cell>
          <table:table-cell office:value-type="float" office:value="48.4865" calcext:value-type="float">
            <text:p>48.4865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3331" calcext:value-type="float">
            <text:p>0.3331</text:p>
          </table:table-cell>
          <table:table-cell office:value-type="float" office:value="9.1181" calcext:value-type="float">
            <text:p>9.1181</text:p>
          </table:table-cell>
          <table:table-cell office:value-type="float" office:value="39.5985" calcext:value-type="float">
            <text:p>39.5985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024" calcext:value-type="float">
            <text:p>0.0024</text:p>
          </table:table-cell>
          <table:table-cell office:value-type="float" office:value="98.1278" calcext:value-type="float">
            <text:p>98.127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H2013_G(A)_ol9_1</text:p>
          </table:table-cell>
          <table:table-cell office:value-type="float" office:value="46.8104" calcext:value-type="float">
            <text:p>46.8104</text:p>
          </table:table-cell>
          <table:table-cell office:value-type="float" office:value="0.1691" calcext:value-type="float">
            <text:p>0.1691</text:p>
          </table:table-cell>
          <table:table-cell office:value-type="float" office:value="0.2699" calcext:value-type="float">
            <text:p>0.2699</text:p>
          </table:table-cell>
          <table:table-cell office:value-type="float" office:value="11.157" calcext:value-type="float">
            <text:p>11.157</text:p>
          </table:table-cell>
          <table:table-cell office:value-type="float" office:value="39.548" calcext:value-type="float">
            <text:p>39.548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088" calcext:value-type="float">
            <text:p>0.0088</text:p>
          </table:table-cell>
          <table:table-cell office:value-type="float" office:value="98.3903" calcext:value-type="float">
            <text:p>98.390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H2013_G(A)_ol9_2</text:p>
          </table:table-cell>
          <table:table-cell office:value-type="float" office:value="46.9056" calcext:value-type="float">
            <text:p>46.9056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2731" calcext:value-type="float">
            <text:p>0.2731</text:p>
          </table:table-cell>
          <table:table-cell office:value-type="float" office:value="11.18" calcext:value-type="float">
            <text:p>11.18</text:p>
          </table:table-cell>
          <table:table-cell office:value-type="float" office:value="39.4369" calcext:value-type="float">
            <text:p>39.43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122" calcext:value-type="float">
            <text:p>0.0122</text:p>
          </table:table-cell>
          <table:table-cell office:value-type="float" office:value="98.4084" calcext:value-type="float">
            <text:p>98.408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H2013_G(A)_ol9_3</text:p>
          </table:table-cell>
          <table:table-cell office:value-type="float" office:value="46.8508" calcext:value-type="float">
            <text:p>46.8508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2628" calcext:value-type="float">
            <text:p>0.2628</text:p>
          </table:table-cell>
          <table:table-cell office:value-type="float" office:value="11.0744" calcext:value-type="float">
            <text:p>11.0744</text:p>
          </table:table-cell>
          <table:table-cell office:value-type="float" office:value="39.4296" calcext:value-type="float">
            <text:p>39.4296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02" calcext:value-type="float">
            <text:p>0.002</text:p>
          </table:table-cell>
          <table:table-cell office:value-type="float" office:value="98.2476" calcext:value-type="float">
            <text:p>98.247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H2013_G(A)_ol10_1</text:p>
          </table:table-cell>
          <table:table-cell office:value-type="float" office:value="46.0036" calcext:value-type="float">
            <text:p>46.0036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2682" calcext:value-type="float">
            <text:p>0.2682</text:p>
          </table:table-cell>
          <table:table-cell office:value-type="float" office:value="12.6332" calcext:value-type="float">
            <text:p>12.6332</text:p>
          </table:table-cell>
          <table:table-cell office:value-type="float" office:value="39.5404" calcext:value-type="float">
            <text:p>39.5404</text:p>
          </table:table-cell>
          <table:table-cell office:value-type="float" office:value="0.358" calcext:value-type="float">
            <text:p>0.35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99.0539" calcext:value-type="float">
            <text:p>99.053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H2013_G(A)_ol10_2</text:p>
          </table:table-cell>
          <table:table-cell office:value-type="float" office:value="46.0815" calcext:value-type="float">
            <text:p>46.0815</text:p>
          </table:table-cell>
          <table:table-cell office:value-type="float" office:value="0.201" calcext:value-type="float">
            <text:p>0.201</text:p>
          </table:table-cell>
          <table:table-cell office:value-type="float" office:value="0.2531" calcext:value-type="float">
            <text:p>0.2531</text:p>
          </table:table-cell>
          <table:table-cell office:value-type="float" office:value="12.5267" calcext:value-type="float">
            <text:p>12.5267</text:p>
          </table:table-cell>
          <table:table-cell office:value-type="float" office:value="39.573" calcext:value-type="float">
            <text:p>39.573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064" calcext:value-type="float">
            <text:p>0.0064</text:p>
          </table:table-cell>
          <table:table-cell office:value-type="float" office:value="99.0634" calcext:value-type="float">
            <text:p>99.063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H2013_G(A)_ol10_3</text:p>
          </table:table-cell>
          <table:table-cell office:value-type="float" office:value="45.9749" calcext:value-type="float">
            <text:p>45.9749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2716" calcext:value-type="float">
            <text:p>0.2716</text:p>
          </table:table-cell>
          <table:table-cell office:value-type="float" office:value="12.4946" calcext:value-type="float">
            <text:p>12.4946</text:p>
          </table:table-cell>
          <table:table-cell office:value-type="float" office:value="39.4248" calcext:value-type="float">
            <text:p>39.4248</text:p>
          </table:table-cell>
          <table:table-cell office:value-type="float" office:value="0.357" calcext:value-type="float">
            <text:p>0.357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033" calcext:value-type="float">
            <text:p>0.0033</text:p>
          </table:table-cell>
          <table:table-cell office:value-type="float" office:value="98.7896" calcext:value-type="float">
            <text:p>98.789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H2013_G(A)_ol11_1</text:p>
          </table:table-cell>
          <table:table-cell office:value-type="float" office:value="45.8953" calcext:value-type="float">
            <text:p>45.8953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2436" calcext:value-type="float">
            <text:p>0.2436</text:p>
          </table:table-cell>
          <table:table-cell office:value-type="float" office:value="12.5129" calcext:value-type="float">
            <text:p>12.5129</text:p>
          </table:table-cell>
          <table:table-cell office:value-type="float" office:value="39.3986" calcext:value-type="float">
            <text:p>39.3986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0629" calcext:value-type="float">
            <text:p>0.0629</text:p>
          </table:table-cell>
          <table:table-cell office:value-type="float" office:value="0" calcext:value-type="float">
            <text:p>0</text:p>
          </table:table-cell>
          <table:table-cell office:value-type="float" office:value="98.6729" calcext:value-type="float">
            <text:p>98.672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H2013_G(A)_ol11_2</text:p>
          </table:table-cell>
          <table:table-cell office:value-type="float" office:value="45.9244" calcext:value-type="float">
            <text:p>45.9244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2333" calcext:value-type="float">
            <text:p>0.2333</text:p>
          </table:table-cell>
          <table:table-cell office:value-type="float" office:value="12.506" calcext:value-type="float">
            <text:p>12.506</text:p>
          </table:table-cell>
          <table:table-cell office:value-type="float" office:value="39.4682" calcext:value-type="float">
            <text:p>39.4682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026" calcext:value-type="float">
            <text:p>0.0026</text:p>
          </table:table-cell>
          <table:table-cell office:value-type="float" office:value="98.7454" calcext:value-type="float">
            <text:p>98.745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H2013_G(A)_ol11_3</text:p>
          </table:table-cell>
          <table:table-cell office:value-type="float" office:value="45.8971" calcext:value-type="float">
            <text:p>45.8971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226" calcext:value-type="float">
            <text:p>0.226</text:p>
          </table:table-cell>
          <table:table-cell office:value-type="float" office:value="12.5253" calcext:value-type="float">
            <text:p>12.5253</text:p>
          </table:table-cell>
          <table:table-cell office:value-type="float" office:value="39.4795" calcext:value-type="float">
            <text:p>39.4795</text:p>
          </table:table-cell>
          <table:table-cell office:value-type="float" office:value="0.3523" calcext:value-type="float">
            <text:p>0.3523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101" calcext:value-type="float">
            <text:p>0.0101</text:p>
          </table:table-cell>
          <table:table-cell office:value-type="float" office:value="98.7369" calcext:value-type="float">
            <text:p>98.736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H2013_G(A)_ol12_1</text:p>
          </table:table-cell>
          <table:table-cell office:value-type="float" office:value="47.5761" calcext:value-type="float">
            <text:p>47.5761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3461" calcext:value-type="float">
            <text:p>0.3461</text:p>
          </table:table-cell>
          <table:table-cell office:value-type="float" office:value="9.875" calcext:value-type="float">
            <text:p>9.875</text:p>
          </table:table-cell>
          <table:table-cell office:value-type="float" office:value="39.5359" calcext:value-type="float">
            <text:p>39.5359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064" calcext:value-type="float">
            <text:p>0.0064</text:p>
          </table:table-cell>
          <table:table-cell office:value-type="float" office:value="97.9397" calcext:value-type="float">
            <text:p>97.939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H2013_G(A)_ol12_2</text:p>
          </table:table-cell>
          <table:table-cell office:value-type="float" office:value="47.3427" calcext:value-type="float">
            <text:p>47.3427</text:p>
          </table:table-cell>
          <table:table-cell office:value-type="float" office:value="0.158" calcext:value-type="float">
            <text:p>0.158</text:p>
          </table:table-cell>
          <table:table-cell office:value-type="float" office:value="0.3403" calcext:value-type="float">
            <text:p>0.3403</text:p>
          </table:table-cell>
          <table:table-cell office:value-type="float" office:value="9.9408" calcext:value-type="float">
            <text:p>9.9408</text:p>
          </table:table-cell>
          <table:table-cell office:value-type="float" office:value="39.3006" calcext:value-type="float">
            <text:p>39.3006</text:p>
          </table:table-cell>
          <table:table-cell office:value-type="float" office:value="0.352" calcext:value-type="float">
            <text:p>0.35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68" calcext:value-type="float">
            <text:p>0.0068</text:p>
          </table:table-cell>
          <table:table-cell office:value-type="float" office:value="97.5273" calcext:value-type="float">
            <text:p>97.527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H2013_G(A)_ol12_3</text:p>
          </table:table-cell>
          <table:table-cell office:value-type="float" office:value="47.4653" calcext:value-type="float">
            <text:p>47.4653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339" calcext:value-type="float">
            <text:p>0.339</text:p>
          </table:table-cell>
          <table:table-cell office:value-type="float" office:value="9.8294" calcext:value-type="float">
            <text:p>9.8294</text:p>
          </table:table-cell>
          <table:table-cell office:value-type="float" office:value="39.6127" calcext:value-type="float">
            <text:p>39.6127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153" calcext:value-type="float">
            <text:p>0.0153</text:p>
          </table:table-cell>
          <table:table-cell office:value-type="float" office:value="97.8371" calcext:value-type="float">
            <text:p>97.837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H2013_G(A)_ol13_1</text:p>
          </table:table-cell>
          <table:table-cell office:value-type="float" office:value="45.2498" calcext:value-type="float">
            <text:p>45.2498</text:p>
          </table:table-cell>
          <table:table-cell office:value-type="float" office:value="0.1873" calcext:value-type="float">
            <text:p>0.1873</text:p>
          </table:table-cell>
          <table:table-cell office:value-type="float" office:value="0.2318" calcext:value-type="float">
            <text:p>0.2318</text:p>
          </table:table-cell>
          <table:table-cell office:value-type="float" office:value="13.4543" calcext:value-type="float">
            <text:p>13.4543</text:p>
          </table:table-cell>
          <table:table-cell office:value-type="float" office:value="39.1553" calcext:value-type="float">
            <text:p>39.1553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98.6864" calcext:value-type="float">
            <text:p>98.686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H2013_G(A)_ol13_2</text:p>
          </table:table-cell>
          <table:table-cell office:value-type="float" office:value="45.1572" calcext:value-type="float">
            <text:p>45.1572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317" calcext:value-type="float">
            <text:p>0.2317</text:p>
          </table:table-cell>
          <table:table-cell office:value-type="float" office:value="13.3109" calcext:value-type="float">
            <text:p>13.3109</text:p>
          </table:table-cell>
          <table:table-cell office:value-type="float" office:value="39.1056" calcext:value-type="float">
            <text:p>39.1056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099" calcext:value-type="float">
            <text:p>0.0099</text:p>
          </table:table-cell>
          <table:table-cell office:value-type="float" office:value="98.4119" calcext:value-type="float">
            <text:p>98.411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H2013_G(A)_ol13_3</text:p>
          </table:table-cell>
          <table:table-cell office:value-type="float" office:value="45.6466" calcext:value-type="float">
            <text:p>45.6466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2281" calcext:value-type="float">
            <text:p>0.2281</text:p>
          </table:table-cell>
          <table:table-cell office:value-type="float" office:value="12.6579" calcext:value-type="float">
            <text:p>12.6579</text:p>
          </table:table-cell>
          <table:table-cell office:value-type="float" office:value="39.3809" calcext:value-type="float">
            <text:p>39.3809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026" calcext:value-type="float">
            <text:p>0.0026</text:p>
          </table:table-cell>
          <table:table-cell office:value-type="float" office:value="98.5427" calcext:value-type="float">
            <text:p>98.542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H2013_G(A)_ol14_1</text:p>
          </table:table-cell>
          <table:table-cell office:value-type="float" office:value="46.1656" calcext:value-type="float">
            <text:p>46.1656</text:p>
          </table:table-cell>
          <table:table-cell office:value-type="float" office:value="0.1694" calcext:value-type="float">
            <text:p>0.1694</text:p>
          </table:table-cell>
          <table:table-cell office:value-type="float" office:value="0.3035" calcext:value-type="float">
            <text:p>0.3035</text:p>
          </table:table-cell>
          <table:table-cell office:value-type="float" office:value="11.9048" calcext:value-type="float">
            <text:p>11.9048</text:p>
          </table:table-cell>
          <table:table-cell office:value-type="float" office:value="39.3309" calcext:value-type="float">
            <text:p>39.3309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233" calcext:value-type="float">
            <text:p>0.0233</text:p>
          </table:table-cell>
          <table:table-cell office:value-type="float" office:value="98.3213" calcext:value-type="float">
            <text:p>98.32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H2013_G(A)_ol14_2</text:p>
          </table:table-cell>
          <table:table-cell office:value-type="float" office:value="46.3338" calcext:value-type="float">
            <text:p>46.3338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2919" calcext:value-type="float">
            <text:p>0.2919</text:p>
          </table:table-cell>
          <table:table-cell office:value-type="float" office:value="12.0335" calcext:value-type="float">
            <text:p>12.0335</text:p>
          </table:table-cell>
          <table:table-cell office:value-type="float" office:value="39.2433" calcext:value-type="float">
            <text:p>39.2433</text:p>
          </table:table-cell>
          <table:table-cell office:value-type="float" office:value="0.36" calcext:value-type="float">
            <text:p>0.36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061" calcext:value-type="float">
            <text:p>0.0061</text:p>
          </table:table-cell>
          <table:table-cell office:value-type="float" office:value="98.5092" calcext:value-type="float">
            <text:p>98.509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H2013_G(A)_ol14_3</text:p>
          </table:table-cell>
          <table:table-cell office:value-type="float" office:value="46.2891" calcext:value-type="float">
            <text:p>46.2891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2907" calcext:value-type="float">
            <text:p>0.2907</text:p>
          </table:table-cell>
          <table:table-cell office:value-type="float" office:value="11.8571" calcext:value-type="float">
            <text:p>11.8571</text:p>
          </table:table-cell>
          <table:table-cell office:value-type="float" office:value="39.3945" calcext:value-type="float">
            <text:p>39.3945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068" calcext:value-type="float">
            <text:p>0.0068</text:p>
          </table:table-cell>
          <table:table-cell office:value-type="float" office:value="98.4511" calcext:value-type="float">
            <text:p>98.451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H2013_G(A)_ol15_1</text:p>
          </table:table-cell>
          <table:table-cell office:value-type="float" office:value="46.353" calcext:value-type="float">
            <text:p>46.353</text:p>
          </table:table-cell>
          <table:table-cell office:value-type="float" office:value="0.186" calcext:value-type="float">
            <text:p>0.186</text:p>
          </table:table-cell>
          <table:table-cell office:value-type="float" office:value="0.2817" calcext:value-type="float">
            <text:p>0.2817</text:p>
          </table:table-cell>
          <table:table-cell office:value-type="float" office:value="11.7267" calcext:value-type="float">
            <text:p>11.7267</text:p>
          </table:table-cell>
          <table:table-cell office:value-type="float" office:value="39.2637" calcext:value-type="float">
            <text:p>39.2637</text:p>
          </table:table-cell>
          <table:table-cell office:value-type="float" office:value="0.363" calcext:value-type="float">
            <text:p>0.363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065" calcext:value-type="float">
            <text:p>0.0065</text:p>
          </table:table-cell>
          <table:table-cell office:value-type="float" office:value="98.2361" calcext:value-type="float">
            <text:p>98.236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H2013_G(A)_ol15_2</text:p>
          </table:table-cell>
          <table:table-cell office:value-type="float" office:value="46.3134" calcext:value-type="float">
            <text:p>46.3134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2828" calcext:value-type="float">
            <text:p>0.2828</text:p>
          </table:table-cell>
          <table:table-cell office:value-type="float" office:value="11.7124" calcext:value-type="float">
            <text:p>11.7124</text:p>
          </table:table-cell>
          <table:table-cell office:value-type="float" office:value="39.2953" calcext:value-type="float">
            <text:p>39.2953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081" calcext:value-type="float">
            <text:p>0.0081</text:p>
          </table:table-cell>
          <table:table-cell office:value-type="float" office:value="98.22" calcext:value-type="float">
            <text:p>98.2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H2013_G(A)_ol15_3</text:p>
          </table:table-cell>
          <table:table-cell office:value-type="float" office:value="46.4519" calcext:value-type="float">
            <text:p>46.4519</text:p>
          </table:table-cell>
          <table:table-cell office:value-type="float" office:value="0.1726" calcext:value-type="float">
            <text:p>0.1726</text:p>
          </table:table-cell>
          <table:table-cell office:value-type="float" office:value="0.2774" calcext:value-type="float">
            <text:p>0.2774</text:p>
          </table:table-cell>
          <table:table-cell office:value-type="float" office:value="11.776" calcext:value-type="float">
            <text:p>11.776</text:p>
          </table:table-cell>
          <table:table-cell office:value-type="float" office:value="39.3985" calcext:value-type="float">
            <text:p>39.3985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015" calcext:value-type="float">
            <text:p>0.0015</text:p>
          </table:table-cell>
          <table:table-cell office:value-type="float" office:value="98.4925" calcext:value-type="float">
            <text:p>98.492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H2013_G(A)_ol16_1</text:p>
          </table:table-cell>
          <table:table-cell office:value-type="float" office:value="46.0497" calcext:value-type="float">
            <text:p>46.0497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2498" calcext:value-type="float">
            <text:p>0.2498</text:p>
          </table:table-cell>
          <table:table-cell office:value-type="float" office:value="12.455" calcext:value-type="float">
            <text:p>12.455</text:p>
          </table:table-cell>
          <table:table-cell office:value-type="float" office:value="39.4313" calcext:value-type="float">
            <text:p>39.4313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162" calcext:value-type="float">
            <text:p>0.0162</text:p>
          </table:table-cell>
          <table:table-cell office:value-type="float" office:value="98.7996" calcext:value-type="float">
            <text:p>98.799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H2013_G(A)_ol16_2</text:p>
          </table:table-cell>
          <table:table-cell office:value-type="float" office:value="45.8828" calcext:value-type="float">
            <text:p>45.8828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2379" calcext:value-type="float">
            <text:p>0.2379</text:p>
          </table:table-cell>
          <table:table-cell office:value-type="float" office:value="12.4147" calcext:value-type="float">
            <text:p>12.4147</text:p>
          </table:table-cell>
          <table:table-cell office:value-type="float" office:value="39.5265" calcext:value-type="float">
            <text:p>39.5265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059" calcext:value-type="float">
            <text:p>0.0059</text:p>
          </table:table-cell>
          <table:table-cell office:value-type="float" office:value="98.6544" calcext:value-type="float">
            <text:p>98.654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H2013_G(A)_ol16_3</text:p>
          </table:table-cell>
          <table:table-cell office:value-type="float" office:value="46.0184" calcext:value-type="float">
            <text:p>46.018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439" calcext:value-type="float">
            <text:p>0.2439</text:p>
          </table:table-cell>
          <table:table-cell office:value-type="float" office:value="12.2832" calcext:value-type="float">
            <text:p>12.2832</text:p>
          </table:table-cell>
          <table:table-cell office:value-type="float" office:value="39.1925" calcext:value-type="float">
            <text:p>39.192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0584" calcext:value-type="float">
            <text:p>0.0584</text:p>
          </table:table-cell>
          <table:table-cell office:value-type="float" office:value="0" calcext:value-type="float">
            <text:p>0</text:p>
          </table:table-cell>
          <table:table-cell office:value-type="float" office:value="98.3486" calcext:value-type="float">
            <text:p>98.348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H2013_G(A)_ol17_1</text:p>
          </table:table-cell>
          <table:table-cell office:value-type="float" office:value="45.4985" calcext:value-type="float">
            <text:p>45.4985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2388" calcext:value-type="float">
            <text:p>0.2388</text:p>
          </table:table-cell>
          <table:table-cell office:value-type="float" office:value="12.7728" calcext:value-type="float">
            <text:p>12.7728</text:p>
          </table:table-cell>
          <table:table-cell office:value-type="float" office:value="39.3005" calcext:value-type="float">
            <text:p>39.3005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092" calcext:value-type="float">
            <text:p>0.0092</text:p>
          </table:table-cell>
          <table:table-cell office:value-type="float" office:value="98.4302" calcext:value-type="float">
            <text:p>98.430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H2013_G(A)_ol17_2</text:p>
          </table:table-cell>
          <table:table-cell office:value-type="float" office:value="45.4906" calcext:value-type="float">
            <text:p>45.4906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2441" calcext:value-type="float">
            <text:p>0.2441</text:p>
          </table:table-cell>
          <table:table-cell office:value-type="float" office:value="12.7354" calcext:value-type="float">
            <text:p>12.7354</text:p>
          </table:table-cell>
          <table:table-cell office:value-type="float" office:value="39.1761" calcext:value-type="float">
            <text:p>39.1761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076" calcext:value-type="float">
            <text:p>0.0076</text:p>
          </table:table-cell>
          <table:table-cell office:value-type="float" office:value="98.2637" calcext:value-type="float">
            <text:p>98.263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H2013_G(A)_ol17_3</text:p>
          </table:table-cell>
          <table:table-cell office:value-type="float" office:value="45.5041" calcext:value-type="float">
            <text:p>45.5041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2438" calcext:value-type="float">
            <text:p>0.2438</text:p>
          </table:table-cell>
          <table:table-cell office:value-type="float" office:value="12.8442" calcext:value-type="float">
            <text:p>12.8442</text:p>
          </table:table-cell>
          <table:table-cell office:value-type="float" office:value="38.9933" calcext:value-type="float">
            <text:p>38.9933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0031" calcext:value-type="float">
            <text:p>0.0031</text:p>
          </table:table-cell>
          <table:table-cell office:value-type="float" office:value="98.2226" calcext:value-type="float">
            <text:p>98.222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H2013_G(A)_ol18_1</text:p>
          </table:table-cell>
          <table:table-cell office:value-type="float" office:value="46.0799" calcext:value-type="float">
            <text:p>46.0799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2776" calcext:value-type="float">
            <text:p>0.2776</text:p>
          </table:table-cell>
          <table:table-cell office:value-type="float" office:value="11.8871" calcext:value-type="float">
            <text:p>11.8871</text:p>
          </table:table-cell>
          <table:table-cell office:value-type="float" office:value="39.4967" calcext:value-type="float">
            <text:p>39.4967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03" calcext:value-type="float">
            <text:p>0.003</text:p>
          </table:table-cell>
          <table:table-cell office:value-type="float" office:value="98.372" calcext:value-type="float">
            <text:p>98.37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H2013_G(A)_ol18_2</text:p>
          </table:table-cell>
          <table:table-cell office:value-type="float" office:value="46.0809" calcext:value-type="float">
            <text:p>46.0809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2747" calcext:value-type="float">
            <text:p>0.2747</text:p>
          </table:table-cell>
          <table:table-cell office:value-type="float" office:value="11.9791" calcext:value-type="float">
            <text:p>11.9791</text:p>
          </table:table-cell>
          <table:table-cell office:value-type="float" office:value="39.5164" calcext:value-type="float">
            <text:p>39.5164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0566" calcext:value-type="float">
            <text:p>0.0566</text:p>
          </table:table-cell>
          <table:table-cell office:value-type="float" office:value="0" calcext:value-type="float">
            <text:p>0</text:p>
          </table:table-cell>
          <table:table-cell office:value-type="float" office:value="98.4318" calcext:value-type="float">
            <text:p>98.431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H2013_G(A)_ol18_3</text:p>
          </table:table-cell>
          <table:table-cell office:value-type="float" office:value="46.2281" calcext:value-type="float">
            <text:p>46.2281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2848" calcext:value-type="float">
            <text:p>0.2848</text:p>
          </table:table-cell>
          <table:table-cell office:value-type="float" office:value="11.9557" calcext:value-type="float">
            <text:p>11.9557</text:p>
          </table:table-cell>
          <table:table-cell office:value-type="float" office:value="39.7404" calcext:value-type="float">
            <text:p>39.7404</text:p>
          </table:table-cell>
          <table:table-cell office:value-type="float" office:value="0.3746" calcext:value-type="float">
            <text:p>0.3746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01" calcext:value-type="float">
            <text:p>0.001</text:p>
          </table:table-cell>
          <table:table-cell office:value-type="float" office:value="98.8248" calcext:value-type="float">
            <text:p>98.824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H2013_G(A)_ol19_1</text:p>
          </table:table-cell>
          <table:table-cell office:value-type="float" office:value="47.8431" calcext:value-type="float">
            <text:p>47.8431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3543" calcext:value-type="float">
            <text:p>0.3543</text:p>
          </table:table-cell>
          <table:table-cell office:value-type="float" office:value="9.9146" calcext:value-type="float">
            <text:p>9.9146</text:p>
          </table:table-cell>
          <table:table-cell office:value-type="float" office:value="39.8998" calcext:value-type="float">
            <text:p>39.8998</text:p>
          </table:table-cell>
          <table:table-cell office:value-type="float" office:value="0.358" calcext:value-type="float">
            <text:p>0.358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042" calcext:value-type="float">
            <text:p>0.0042</text:p>
          </table:table-cell>
          <table:table-cell office:value-type="float" office:value="98.5801" calcext:value-type="float">
            <text:p>98.580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H2013_G(A)_ol19_2</text:p>
          </table:table-cell>
          <table:table-cell office:value-type="float" office:value="47.641" calcext:value-type="float">
            <text:p>47.641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3429" calcext:value-type="float">
            <text:p>0.3429</text:p>
          </table:table-cell>
          <table:table-cell office:value-type="float" office:value="9.7998" calcext:value-type="float">
            <text:p>9.7998</text:p>
          </table:table-cell>
          <table:table-cell office:value-type="float" office:value="39.9756" calcext:value-type="float">
            <text:p>39.9756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0116" calcext:value-type="float">
            <text:p>0.0116</text:p>
          </table:table-cell>
          <table:table-cell office:value-type="float" office:value="98.371" calcext:value-type="float">
            <text:p>98.37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H2013_G(A)_ol19_3</text:p>
          </table:table-cell>
          <table:table-cell office:value-type="float" office:value="47.5704" calcext:value-type="float">
            <text:p>47.5704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3523" calcext:value-type="float">
            <text:p>0.3523</text:p>
          </table:table-cell>
          <table:table-cell office:value-type="float" office:value="10.0246" calcext:value-type="float">
            <text:p>10.0246</text:p>
          </table:table-cell>
          <table:table-cell office:value-type="float" office:value="39.8791" calcext:value-type="float">
            <text:p>39.8791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0899" calcext:value-type="float">
            <text:p>0.0899</text:p>
          </table:table-cell>
          <table:table-cell office:value-type="float" office:value="0" calcext:value-type="float">
            <text:p>0</text:p>
          </table:table-cell>
          <table:table-cell office:value-type="float" office:value="98.4323" calcext:value-type="float">
            <text:p>98.432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H2013_G(A)_ol20_1</text:p>
          </table:table-cell>
          <table:table-cell office:value-type="float" office:value="46.7137" calcext:value-type="float">
            <text:p>46.7137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2943" calcext:value-type="float">
            <text:p>0.2943</text:p>
          </table:table-cell>
          <table:table-cell office:value-type="float" office:value="10.8368" calcext:value-type="float">
            <text:p>10.8368</text:p>
          </table:table-cell>
          <table:table-cell office:value-type="float" office:value="39.3007" calcext:value-type="float">
            <text:p>39.3007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018" calcext:value-type="float">
            <text:p>0.0018</text:p>
          </table:table-cell>
          <table:table-cell office:value-type="float" office:value="97.7764" calcext:value-type="float">
            <text:p>97.776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H2013_G(A)_ol20_2</text:p>
          </table:table-cell>
          <table:table-cell office:value-type="float" office:value="46.8343" calcext:value-type="float">
            <text:p>46.8343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2993" calcext:value-type="float">
            <text:p>0.2993</text:p>
          </table:table-cell>
          <table:table-cell office:value-type="float" office:value="10.9841" calcext:value-type="float">
            <text:p>10.9841</text:p>
          </table:table-cell>
          <table:table-cell office:value-type="float" office:value="39.3524" calcext:value-type="float">
            <text:p>39.3524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123" calcext:value-type="float">
            <text:p>0.0123</text:p>
          </table:table-cell>
          <table:table-cell office:value-type="float" office:value="98.0828" calcext:value-type="float">
            <text:p>98.082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H2013_G(A)_ol20_3</text:p>
          </table:table-cell>
          <table:table-cell office:value-type="float" office:value="46.8746" calcext:value-type="float">
            <text:p>46.8746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976" calcext:value-type="float">
            <text:p>0.2976</text:p>
          </table:table-cell>
          <table:table-cell office:value-type="float" office:value="11.0313" calcext:value-type="float">
            <text:p>11.0313</text:p>
          </table:table-cell>
          <table:table-cell office:value-type="float" office:value="39.6674" calcext:value-type="float">
            <text:p>39.6674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0674" calcext:value-type="float">
            <text:p>0.0674</text:p>
          </table:table-cell>
          <table:table-cell office:value-type="float" office:value="0" calcext:value-type="float">
            <text:p>0</text:p>
          </table:table-cell>
          <table:table-cell office:value-type="float" office:value="98.4919" calcext:value-type="float">
            <text:p>98.4919</text:p>
          </table:table-cell>
        </table:table-row>
        <table:table-row table:style-name="ro2" table:number-rows-repeated="4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45cm" fo:margin-bottom="1.004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1:43:33.064000000</meta:creation-date>
    <meta:editing-duration>PT4M35S</meta:editing-duration>
    <meta:editing-cycles>3</meta:editing-cycles>
    <meta:generator>LibreOffice/4.1.0.4$Windows_x86 LibreOffice_project/89ea49ddacd9aa532507cbf852f2bb22b1ace28</meta:generator>
    <meta:print-date>2013-11-10T11:55:28.340000000</meta:print-date>
    <dc:date>2013-11-10T11:56:02.270000000</dc:date>
    <meta:document-statistic meta:table-count="1" meta:cell-count="541" meta:object-count="0"/>
  </office:meta>
</office:document-meta>
</file>